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c9e4" officeooo:paragraph-rsid="001ac9e4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c9e4" officeooo:paragraph-rsid="001ac9e4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5pt" style:text-underline-style="none" fo:font-weight="normal" officeooo:rsid="001ac9e4" officeooo:paragraph-rsid="001ac9e4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orMinds</text:p>
      <text:p text:style-name="P2"/>
      <text:p text:style-name="P3">it is a project targetted to public users who want to get some industry focus tarining and about the current topics or technology which you want to know .</text:p>
      <text:p text:style-name="P3"/>
      <text:p text:style-name="P3">We have our expert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31T20:06:02.345402144</dc:date>
    <meta:document-statistic meta:table-count="0" meta:image-count="0" meta:object-count="0" meta:page-count="1" meta:paragraph-count="3" meta:word-count="34" meta:character-count="185" meta:non-whitespace-character-count="153"/>
    <meta:generator>LibreOffice/4.2.7.2$Linux_X86_64 LibreOffice_project/420m0$Build-2</meta:generator>
  </office:meta>
</office:document-meta>
</file>